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P1" style:family="paragraph" style:parent-style-name="Standard">
      <style:text-properties officeooo:rsid="00130a73" officeooo:paragraph-rsid="00130a73"/>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ory bases. </text:p>
      <text:p text:style-name="P1"/>
      <text:list xml:id="list2687591358" text:style-name="L1">
        <text:list-item>
          <text:p text:style-name="P3">A group of strangers are stranded on a deserted island after their plane crashes, and must work together to survive and find a way off the island.</text:p>
        </text:list-item>
      </text:list>
      <table:table table:name="Table1" table:style-name="Table1">
        <table:table-column table:style-name="Table1.A"/>
        <table:table-row>
          <table:table-cell table:style-name="Table1.A1" office:value-type="string">
            <text:p text:style-name="Text_20_body">Angry: A group of strangers are stranded on a deserted island after their plane crashes, and must work together to survive and find a way off the island. They are all angry that their trip has turned into a nightmare, and tensions run high as they struggle to find food and shelter.</text:p>
            <text:p text:style-name="Text_20_body">Very Angry: A group of strangers are stranded on a deserted island after their plane crashes, and must work together to survive and find a way off the island. They are all very angry and blame each other for the situation they are in. Tempers flare and fights break out as they struggle to survive in the harsh conditions.</text:p>
            <text:p text:style-name="Text_20_body">Patient: A group of strangers are stranded on a deserted island after their plane crashes, and must work together to survive and find a way off the island. They remain patient and level-headed, working together to build shelter and find food. They understand that it will take time and effort to survive and are willing to put in the work.</text:p>
            <text:p text:style-name="Text_20_body">Very Patient: A group of strangers are stranded on a deserted island after their plane crashes, and must work together to survive and find a way off the island. They are very patient and methodical in their approach, taking the time to carefully plan and execute their survival strategy. They work together seamlessly and are determined to make it off the island alive.</text:p>
            <text:p text:style-name="Text_20_body">Sad: A group of strangers are stranded on a deserted island after their plane crashes, and must work together to survive and find a way off the island. They are all sad and mourn the loss of their loved ones who were on the plane with them. They struggle to find hope in the bleak situation they are in.</text:p>
            <text:p text:style-name="Text_20_body">Very Sad: A group of strangers are stranded on a deserted island after their plane crashes, and must work together to survive and find a way off the island. They are all very sad and deeply affected by the tragedy that has befallen them. They struggle to find the will to carry on and must rely on each other to find strength.</text:p>
            <text:p text:style-name="Text_20_body">Happy: A group of strangers are stranded on a deserted island after their plane crashes, and must work together to survive and find a way off the island. Despite the circumstances, they remain optimistic and happy to be alive. They work together to make the best of the situation and enjoy each other's company.</text:p>
            <text:p text:style-name="Text_20_body">Very Happy: A group of strangers are stranded on a deserted island after their plane crashes, and must work together to survive and find a way off the island. They are very happy to be alive and view the situation as a once-in-a-lifetime adventure. They embrace the challenge and work together to turn it into a positive experience.</text:p>
            <text:p text:style-name="Text_20_body">Burned out: A group of strangers are stranded on a deserted island after their plane crashes, and must work together to survive and find a way off the island. They are all burned out from the stress of the crash and the struggle to survive. They find it hard to summon the energy to keep going.</text:p>
            <text:p text:style-name="Text_20_body">Very Burned out: A group of strangers are stranded on a deserted island after their plane crashes, and must work together to survive and find a way off the island. They are very burned out and on the brink of giving up. They must push through the exhaustion and find the will to survive.</text:p>
            <text:p text:style-name="Text_20_body"><text:soft-page-break/>Ambitious: A group of strangers are stranded on a deserted island after their plane crashes, and must work together to survive and find a way off the island. They are all ambitious and determined to find a way off the island. They work tirelessly to build a signal fire and come up with a rescue plan.</text:p>
            <text:p text:style-name="Text_20_body">Very Ambitious: A group of strangers are stranded on a deserted island after their plane crashes, and must work together to survive and find a way off the island. They are very ambitious and refuse to accept defeat. They push themselves to the limit and come up with creative solutions to the challenges they face.</text:p>
            <text:p text:style-name="Text_20_body">In Love: A group of strangers are stranded on a deserted island after their plane crashes, and must work together to survive and find a way off the island. Among them are two people who are deeply in love. Despite the difficult circumstances, their love for each other gives them the strength to keep going. They support each other through the challenges and find moments of joy in each other's company.</text:p>
            <text:p text:style-name="Text_20_body">Much in Love: A group of strangers are stranded on a deserted island after their plane crashes, and must work together to survive and find a way off the island. Among them are two people who are much in love, and they are inseparable. They work together to build shelter, find food, and come up with a rescue plan. Their love for each other inspires the others in the group and gives them hope for the future.</text:p>
            <text:p text:style-name="Text_20_body">Hate filled: A group of strangers are stranded on a deserted island after their plane crashes, and must work together to survive and find a way off the island. However, among them are two people who hate each other. Their animosity towards each other is so strong that it threatens to tear the group apart. They argue constantly and refuse to work together, making survival on the island even more difficult.</text:p>
            <text:p text:style-name="Text_20_body">Very hate filled: A group of strangers are stranded on a deserted island after their plane crashes, and must work together to survive and find a way off the island. Unfortunately, among them are two people who are very hate-filled towards each other. Their intense hatred is palpable and poisons the entire group. They refuse to cooperate and are a constant source of conflict, making survival on the island almost impossible.</text:p>
          </table:table-cell>
        </table:table-row>
      </table:table>
      <text:list xml:id="list164529385644863" text:continue-numbering="true" text:style-name="L1">
        <text:list-header>
          <text:p text:style-name="P3"/>
        </text:list-header>
        <text:list-item>
          <text:p text:style-name="P3">A young couple decides to take a cross-country road trip, but their journey takes a dark turn when they stumble upon a sinister conspiracy.</text:p>
        </text:list-item>
      </text:list>
      <table:table table:name="Table2" table:style-name="Table2">
        <table:table-column table:style-name="Table2.A"/>
        <table:table-row>
          <table:table-cell table:style-name="Table2.A1" office:value-type="string">
            <text:p text:style-name="Text_20_body">Angry: A young couple excitedly embarks on a cross-country road trip, but their journey takes a dark turn when they stumble upon a sinister conspiracy. Frustration and anger set in as they try to uncover the truth behind the conspiracy, and they encounter numerous obstacles and setbacks along the way. Their passion to get to the bottom of the mystery fuels their anger and determination to see justice served.</text:p>
            <text:p text:style-name="Text_20_body">Very Angry: A young couple sets out on a cross-country road trip, but their journey takes a dark turn when they stumble upon a sinister conspiracy. As they dig deeper into the mystery, they uncover a web of lies and corruption that makes them extremely angry. Their anger grows as they realize how deep the conspiracy goes, and they refuse to rest until the truth is exposed and those responsible are held accountable.</text:p>
            <text:p text:style-name="Text_20_body"><text:soft-page-break/>Patient: A young couple decides to take a cross-country road trip, but their journey takes a dark turn when they stumble upon a sinister conspiracy. Rather than give up or get angry, they decide to approach the situation with patience and strategy. They carefully gather information and plan their next moves, always staying one step ahead of those trying to stop them. Their calm and level-headedness ultimately leads to the unraveling of the conspiracy.</text:p>
            <text:p text:style-name="Text_20_body">Very Patient: A young couple embarks on a cross-country road trip, but their journey takes a dark turn when they stumble upon a sinister conspiracy. Despite the danger and obstacles, they remain extremely patient and methodical in their approach. They take their time to gather evidence and build their case, even when it seems like progress is slow. Their unwavering patience ultimately leads to the discovery of the truth.</text:p>
            <text:p text:style-name="Text_20_body">Sad: A young couple excitedly sets out on a cross-country road trip, but their journey takes a dark turn when they stumble upon a sinister conspiracy. As they uncover the truth behind the conspiracy, they become increasingly sad and disheartened. They realize how deep the corruption goes and how little control they have over the situation. Their once-happy road trip turns into a somber and depressing journey.</text:p>
            <text:p text:style-name="Text_20_body">Very Sad: A young couple embarks on a cross-country road trip, but their journey takes a dark turn when they stumble upon a sinister conspiracy. As they uncover the shocking truth, they become overwhelmed with sadness and despair. They feel like there is no hope for justice and that the world is a dark and unfair place. Their once-promising journey turns into a sorrowful and melancholy experience.</text:p>
            <text:p text:style-name="Text_20_body">Happy: A young couple sets out on a cross-country road trip and has a blast along the way. They encounter unexpected adventures and make new friends, all while enjoying the freedom of the open road. However, their journey takes a dark turn when they stumble upon a sinister conspiracy. Despite the danger, they remain happy and optimistic, knowing that they can use their skills and ingenuity to bring the truth to light.</text:p>
            <text:p text:style-name="Text_20_body">Very Happy: A young couple decides to take a cross-country road trip and it turns out to be the adventure of a lifetime. They see breathtaking sights, try new things, and make unforgettable memories. However, their journey takes a dark turn when they stumble upon a sinister conspiracy. Despite the danger, they remain extremely happy and enthusiastic, knowing that they have the power to make a difference and expose the truth.</text:p>
            <text:p text:style-name="Text_20_body">Burned out: A young couple sets out on a cross-country road trip, but their journey quickly becomes exhausting and overwhelming. They face unexpected challenges and setbacks, and their energy and motivation begin to wane. Their burnout is compounded when they stumble upon a sinister conspiracy, and they feel like they can't handle one more thing. Despite their fatigue, they press on and work tirelessly to uncover the truth.</text:p>
            <text:p text:style-name="Text_20_body">Very Burned out: A young couple sets out on a cross-country road trip, but their journey quickly becomes a nightmare. They face one problem after another, and their energy and motivation are drained to the point of exhaustion. When they stumble upon a sinister conspiracy, they feel like they can't handle one more thing. Their burnout reaches a breaking point, but they refuse to give up and use their last bit of energy to bring the truth to light.</text:p>
            <text:p text:style-name="Text_20_body">Ambitious: A young couple decides to take a cross-country road trip, but their ambitions don't end there. They see the trip as an opportunity to explore new places, try new things, and push <text:soft-page-break/>themselves out of their comfort zones. When they stumble upon a sinister conspiracy, their ambitions only grow. They are determined to uncover the truth and bring the perpetrators to justice, no matter the cost.</text:p>
            <text:p text:style-name="Text_20_body">Very Ambitious: A young couple embarks on a cross-country road trip, but they have big dreams and aspirations beyond just seeing the sights. When they stumble upon a sinister conspiracy, their ambition goes into overdrive. They see the situation as a challenge and refuse to back down until the truth is exposed and justice is served. Their determination and ambition drive them to do whatever it takes to achieve their goal.</text:p>
            <text:p text:style-name="Text_20_body">In Love: A young couple sets out on a cross-country road trip, deeply in love and excited for the adventure ahead. They see the trip as a chance to strengthen their bond and create unforgettable memories together. When they stumble upon a sinister conspiracy, their love for each other only grows stronger. They support and encourage each other through the challenges, and their love fuels their determination to uncover the truth.</text:p>
            <text:p text:style-name="Text_20_body">Much in Love: A young couple decides to take a cross-country road trip, deeply in love and committed to each other. As they journey together, they grow even closer and more devoted. When they stumble upon a sinister conspiracy, their love becomes an unbreakable bond that helps them face the danger ahead. They know they can count on each other to navigate the situation and come out stronger on the other side.</text:p>
            <text:p text:style-name="Text_20_body">Hate filled: A young couple sets out on a cross-country road trip, but their journey is fueled by hatred and anger. They have a deep-seated grudge against someone or something and see the trip as a chance for revenge. When they stumble upon a sinister conspiracy, their hatred only grows. They are determined to bring down those responsible and make them pay for their actions.</text:p>
            <text:p text:style-name="Text_20_body">Very hate filled: A young couple decides to take a cross-country road trip, but their motivations are driven by intense hatred and a desire for vengeance. When they stumble upon a sinister conspiracy, their hate consumes them completely. They are willing to do whatever it takes to destroy the conspiracy and the people behind it. Their rage and hatred drive them to the brink, but they refuse to back down until their enemies are defeated.</text:p>
            <text:p text:style-name="Table_20_Contents"/>
          </table:table-cell>
        </table:table-row>
      </table:table>
      <text:list xml:id="list164529231348957" text:continue-numbering="true" text:style-name="L1">
        <text:list-header>
          <text:p text:style-name="P3"/>
        </text:list-header>
        <text:list-item>
          <text:p text:style-name="P3">A brilliant scientist creates an artificial intelligence that soon becomes too powerful to control, and must decide whether to shut it down before it's too late.</text:p>
        </text:list-item>
        <text:list-item>
          <text:p text:style-name="P3">A woman is forced to confront her past when an old flame comes back into her life, and she must decide whether to rekindle the relationship or move on.</text:p>
        </text:list-item>
        <text:list-item>
          <text:p text:style-name="P3">A group of college students go on a spring break trip to Mexico, but things take a dangerous turn when they get caught up in a drug cartel's operation.</text:p>
        </text:list-item>
        <text:list-item>
          <text:p text:style-name="P3">A high school student discovers that they have supernatural powers, but must keep their abilities a secret from the world while trying to learn how to control them.</text:p>
        </text:list-item>
        <text:list-item>
          <text:p text:style-name="P3">A soldier returns home from war and must readjust to civilian life, but struggles with PTSD and the guilt of what they saw and did in combat.</text:p>
        </text:list-item>
        <text:list-item>
          <text:p text:style-name="P3">A group of coworkers get trapped in their office building during a massive snowstorm, and must learn to work together and put aside their differences to survive.</text:p>
        </text:list-item>
        <text:list-item>
          <text:p text:style-name="P3">A detective investigates a serial killer who seems to be targeting people at random, and must use all their skills to catch the killer before they strike again.</text:p>
        </text:list-item>
        <text:list-item>
          <text:p text:style-name="P3"><text:soft-page-break/>A woman starts a new job at a mysterious corporation, but soon realizes that the company's true purpose is far more sinister than she ever could have imagined.</text:p>
        </text:list-item>
        <text:list-item>
          <text:p text:style-name="P3">A group of astronauts are sent on a mission to Mars, but soon discover that the planet is already inhabited by an alien species.</text:p>
        </text:list-item>
        <text:list-item>
          <text:p text:style-name="P3">A young girl discovers that she has the ability to time-travel, but soon learns that changing the past has consequences that could affect the future.</text:p>
        </text:list-item>
        <text:list-item>
          <text:p text:style-name="P3">A family moves into a new house in a small town, but soon realizes that the town's residents are hiding a dark secret.</text:p>
        </text:list-item>
        <text:list-item>
          <text:p text:style-name="P3">A group of friends start a band and hit the road to tour the country, but their journey is fraught with obstacles and challenges.</text:p>
        </text:list-item>
        <text:list-item>
          <text:p text:style-name="P3">A woman wakes up one day with no memory of the past year, and must piece together what happened to her while grappling with the consequences of her actions.</text:p>
        </text:list-item>
        <text:list-item>
          <text:p text:style-name="P3">A journalist investigates a corrupt politician, but soon realizes that their investigation has put them in danger and they must go into hiding.</text:p>
        </text:list-item>
        <text:list-item>
          <text:p text:style-name="P3">A group of survivors must band together to fight off a massive natural disaster, like a hurricane or earthquake.</text:p>
        </text:list-item>
        <text:list-item>
          <text:p text:style-name="P3">A man inherits a haunted house from a long-lost relative, and soon discovers that the ghosts that haunt the house are trying to communicate with him.</text:p>
        </text:list-item>
        <text:list-item>
          <text:p text:style-name="P3">A group of rebels rise up against a tyrannical government, and must fight for their freedom and the rights of the oppressed.</text:p>
        </text:list-item>
        <text:list-item>
          <text:p text:style-name="P3">A young woman falls in love with a man who seems perfect, but soon discovers that he has a dark secret that could destroy their relationship.</text:p>
        </text:list-item>
        <text:list-item>
          <text:p text:style-name="P3">A group of strangers wake up in a strange place with no memory of how they got there, and must work together to figure out where they are and why they are there.</text:p>
        </text:list-item>
        <text:list-item>
          <text:p text:style-name="P3">A soldier is sent on a top-secret mission to infiltrate a terrorist organization, but soon discovers that the organization has ties to his own government.</text:p>
        </text:list-item>
        <text:list-item>
          <text:p text:style-name="P3">A woman travels back in time to prevent a tragedy from occurring, but soon realizes that changing the past has consequences that she never could have imagined.</text:p>
        </text:list-item>
        <text:list-item>
          <text:p text:style-name="P2">A group of friends start a business together, but soon realize that their different personalities and ideas are causing tension and conflict.</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6:18:04.940801008</meta:creation-date>
    <dc:date>2023-03-05T16:45:28.441895618</dc:date>
    <meta:editing-duration>PT27M22S</meta:editing-duration>
    <meta:editing-cycles>4</meta:editing-cycles>
    <meta:generator>LibreOffice/7.3.7.2$Linux_X86_64 LibreOffice_project/30$Build-2</meta:generator>
    <meta:document-statistic meta:table-count="2" meta:image-count="0" meta:object-count="0" meta:page-count="5" meta:paragraph-count="57" meta:word-count="2755" meta:character-count="15730" meta:non-whitespace-character-count="13055"/>
  </office:meta>
</office:document-meta>
</file>